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4cb" officeooo:paragraph-rsid="000a64cb"/>
    </style:style>
    <style:style style:name="P2" style:family="paragraph" style:parent-style-name="Standard">
      <style:text-properties officeooo:rsid="000c7a21" officeooo:paragraph-rsid="000c7a21"/>
    </style:style>
    <style:style style:name="P3" style:family="paragraph" style:parent-style-name="Standard">
      <style:text-properties officeooo:rsid="000def0b" officeooo:paragraph-rsid="000def0b"/>
    </style:style>
    <style:style style:name="P4" style:family="paragraph" style:parent-style-name="Standard">
      <style:text-properties officeooo:rsid="000f7e16" officeooo:paragraph-rsid="000f7e16"/>
    </style:style>
    <style:style style:name="P5" style:family="paragraph" style:parent-style-name="Standard">
      <style:text-properties officeooo:rsid="000f7e16" officeooo:paragraph-rsid="0016dea9"/>
    </style:style>
    <style:style style:name="T1" style:family="text">
      <style:text-properties officeooo:rsid="0013dad1"/>
    </style:style>
    <style:style style:name="T2" style:family="text">
      <style:text-properties officeooo:rsid="0016e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KS Security Best parctices in AWS</text:p>
      <text:p text:style-name="P1">----------------------------------------------------</text:p>
      <text:p text:style-name="P1">How do you solve a problem like containers?</text:p>
      <text:p text:style-name="P1"/>
      <text:p text:style-name="P1">The shared responsibility model</text:p>
      <text:p text:style-name="P1"/>
      <text:p text:style-name="P1">Best practices</text:p>
      <text:p text:style-name="P1"/>
      <text:p text:style-name="P1">*Hosts</text:p>
      <text:p text:style-name="P1"/>
      <text:p text:style-name="P1">*Container images Pod and runtime</text:p>
      <text:p text:style-name="P1"/>
      <text:p text:style-name="P1">*Auditing and forensics</text:p>
      <text:p text:style-name="P1"/>
      <text:p text:style-name="P1">*Compliance</text:p>
      <text:p text:style-name="P1"/>
      <text:p text:style-name="P1">*Network</text:p>
      <text:p text:style-name="P1"/>
      <text:p text:style-name="P1">Challenges posed by containers:</text:p>
      <text:p text:style-name="P1">------------------------------------</text:p>
      <text:p text:style-name="P1"/>
      <text:p text:style-name="P1">Processes running on a shared kernel</text:p>
      <text:p text:style-name="P1"/>
      <text:p text:style-name="P1">Isolation implemented by Linux namespaces and cgroups</text:p>
      <text:p text:style-name="P1"/>
      <text:p text:style-name="P1">Short lifespans</text:p>
      <text:p text:style-name="P1"/>
      <text:p text:style-name="P1">Traditional/legacy security software is rarely container aware</text:p>
      <text:p text:style-name="P1"/>
      <text:p text:style-name="P1">*Firewalls</text:p>
      <text:p text:style-name="P1"/>
      <text:p text:style-name="P1">*Intrusion detection system (IDS) / Intrusion prevention system (IPS)</text:p>
      <text:p text:style-name="P1"/>
      <text:p text:style-name="P1">*Data loss prevention (DLP)</text:p>
      <text:p text:style-name="P1"/>
      <text:p text:style-name="P1">*Forensics</text:p>
      <text:p text:style-name="P1"/>
      <text:p text:style-name="P2">Eks shared responsibility model:</text:p>
      <text:p text:style-name="P2">---------------------------------------</text:p>
      <text:p text:style-name="P2">*Aws is responsible to manage EKS control plane(master node)</text:p>
      <text:p text:style-name="P2">*Consumers is responsible for managing the worker nodes.</text:p>
      <text:p text:style-name="P2"/>
      <text:p text:style-name="P3">Defense in Depth:</text:p>
      <text:p text:style-name="P3">--------------------</text:p>
      <text:p text:style-name="P3">Container security model:</text:p>
      <text:p text:style-name="P3"><text:s text:c="20"/></text:p>
      <text:p text:style-name="P3"><text:s text:c="11"/>Host---&gt;Container---&gt;Dependencies---&gt;Source code---&gt;Configuration---&gt;User data</text:p>
      <text:p text:style-name="P3"/>
      <text:p text:style-name="P4">Host Security:</text:p>
      <text:p text:style-name="P4">----------------</text:p>
      <text:p text:style-name="P4"/>
      <text:p text:style-name="P4">Use an OS that is optimized for running containers</text:p>
      <text:p text:style-name="P4"><text:soft-page-break/></text:p>
      <text:p text:style-name="P4">* EKS-optimized AL2 or Bottlerocket</text:p>
      <text:p text:style-name="P4"/>
      <text:p text:style-name="P4"/>
      <text:p text:style-name="P4">*Atomic, Flatcar Linux, RancherOS</text:p>
      <text:p text:style-name="P4"/>
      <text:p text:style-name="P4">Deploy workers onto private subnets</text:p>
      <text:p text:style-name="P4"/>
      <text:p text:style-name="P4">Minimize and audit host access</text:p>
      <text:p text:style-name="P4"/>
      <text:p text:style-name="P4">*AWS Systems Manager, Session Manager</text:p>
      <text:p text:style-name="P4"/>
      <text:p text:style-name="P4"/>
      <text:p text:style-name="P4">Run Amazon Inspector to continually assess alignment with best practices and compliance requirements</text:p>
      <text:p text:style-name="P4"/>
      <text:p text:style-name="P4">* kube-bench</text:p>
      <text:p text:style-name="P4"/>
      <text:p text:style-name="P4">* EKS CIS benchmarks</text:p>
      <text:p text:style-name="P4"/>
      <text:p text:style-name="P4">Use SELinux (RHEL and CentOS)</text:p>
      <text:p text:style-name="P4"/>
      <text:p text:style-name="P4">*Audit2Allow, Audit2Why, SEAlert</text:p>
      <text:p text:style-name="P4"/>
      <text:p text:style-name="P4"/>
      <text:p text:style-name="P4">Image security:</text:p>
      <text:p text:style-name="P4">-------------------------</text:p>
      <text:p text:style-name="P4"/>
      <text:p text:style-name="P4">Scan container images</text:p>
      <text:p text:style-name="P4"/>
      <text:p text:style-name="P4">Elastic Container Registry (ECR), Anchore, Clair, Trivy</text:p>
      <text:p text:style-name="P4"/>
      <text:p text:style-name="P4">Use Scratch, distroless, or a slim base layer</text:p>
      <text:p text:style-name="P4"/>
      <text:p text:style-name="P4">De-fang your images</text:p>
      <text:p text:style-name="P4"/>
      <text:p text:style-name="P4">Remove files with the SETUID and SETGID bits from the image</text:p>
      <text:p text:style-name="P4"/>
      <text:p text:style-name="P4">Always run as a non-root user</text:p>
      <text:p text:style-name="P4"/>
      <text:p text:style-name="P4">* Lint your Dockerfiles</text:p>
      <text:p text:style-name="P4"/>
      <text:p text:style-name="P4">Use endpoint policies and private endpoints with ECR</text:p>
      <text:p text:style-name="P4"/>
      <text:p text:style-name="P4"/>
      <text:p text:style-name="P4">RUN find / -xdev -perm /6000 -type <text:s/>f -exec chmod a-s {} \; || true</text:p>
      <text:p text:style-name="P4"/>
      <text:p text:style-name="P4"/>
      <text:p text:style-name="P4">Identity and Access Management (IAM):</text:p>
      <text:p text:style-name="P4">------------------------------------------------------</text:p>
      <text:p text:style-name="P4"/>
      <text:p text:style-name="P4">General guidelines:</text:p>
      <text:p text:style-name="P4"><text:soft-page-break/></text:p>
      <text:p text:style-name="P4"/>
      <text:p text:style-name="P4">*Practice the principle of least privilege for AWS IAM and Kubernetes Role Based Access Controls (RBACS)</text:p>
      <text:p text:style-name="P4"/>
      <text:p text:style-name="P4">*Configure EKS cluster endpoint to be private</text:p>
      <text:p text:style-name="P4"/>
      <text:p text:style-name="P4">*Periodically audit access to the cluster</text:p>
      <text:p text:style-name="P4"/>
      <text:p text:style-name="P4">IA<text:span text:style-name="T1">M:</text:span></text:p>
      <text:p text:style-name="P4"/>
      <text:p text:style-name="P4">*Use IAM roles for service accounts (IRSAs) to assign AWS identities to pods</text:p>
      <text:p text:style-name="P4"/>
      <text:p text:style-name="P5">*Block access to EC2 metadata </text:p>
      <text:p text:style-name="P5"/>
      <text:p text:style-name="P5">Kubernetes:</text:p>
      <text:p text:style-name="P4"/>
      <text:p text:style-name="P4">*Use separate services accounts for each application</text:p>
      <text:p text:style-name="P4"/>
      <text:p text:style-name="P4">*Disable mounting of the default service account (SA) token</text:p>
      <text:p text:style-name="P4"/>
      <text:p text:style-name="P4"/>
      <text:p text:style-name="P4">Pod and runtime security:</text:p>
      <text:p text:style-name="P4">---------------------------------------</text:p>
      <text:p text:style-name="P4"/>
      <text:p text:style-name="P4">Use pod security policies (PSPs) or Open Policy Agent with Gatekeeper to implement runtime security measures</text:p>
      <text:p text:style-name="P4"/>
      <text:p text:style-name="P4">*Deny privileged escalation</text:p>
      <text:p text:style-name="P4"/>
      <text:p text:style-name="P4">*Deny running as root</text:p>
      <text:p text:style-name="P4"/>
      <text:p text:style-name="P4">*Deny mounting hostPath</text:p>
      <text:p text:style-name="P4"/>
      <text:p text:style-name="P4">*Drop Linux capabilities</text:p>
      <text:p text:style-name="P4"/>
      <text:p text:style-name="P4">Complement PSPs with AppArmor or Seccomp profiles</text:p>
      <text:p text:style-name="P4"/>
      <text:p text:style-name="P4">Use third-party solutions</text:p>
      <text:p text:style-name="P4"/>
      <text:p text:style-name="P4">* Aqua, Stackrox, Sysdig Falco, Twistlock</text:p>
      <text:p text:style-name="P4"/>
      <text:p text:style-name="P4"/>
      <text:p text:style-name="P4">Auditing and forensics:</text:p>
      <text:p text:style-name="P4">--------------------------------</text:p>
      <text:p text:style-name="P4"/>
      <text:p text:style-name="P4">Enable control plane logs</text:p>
      <text:p text:style-name="P4"/>
      <text:p text:style-name="P4">Stream logs from containers to an external log aggregator</text:p>
      <text:p text:style-name="P4"/>
      <text:p text:style-name="P4">Periodically audit Kubernetes control plane and AWS CloudTrail logs for suspicious activity</text:p>
      <text:p text:style-name="P4"/>
      <text:p text:style-name="P4"><text:soft-page-break/>*Search for the annotations authorization.k8s.io/decision and authorization.k8s.io/reason to ascertain why a call was allowed / denied</text:p>
      <text:p text:style-name="P4"/>
      <text:p text:style-name="P4"/>
      <text:p text:style-name="P4">Immediately isolate pods you suspect have been compromised</text:p>
      <text:p text:style-name="P4"/>
      <text:p text:style-name="P4">*Remove / change labels</text:p>
      <text:p text:style-name="P4"/>
      <text:p text:style-name="P4">*Create network policy to isolate the pod</text:p>
      <text:p text:style-name="P4"/>
      <text:p text:style-name="P4">*kube-forensics</text:p>
      <text:p text:style-name="P4"/>
      <text:p text:style-name="P4">Cordon the instance (if necessary)</text:p>
      <text:p text:style-name="P4"/>
      <text:p text:style-name="P4">*Capture volatile artifacts on the worker node, e.g., memory, disk, etc.</text:p>
      <text:p text:style-name="P4"/>
      <text:p text:style-name="P4"/>
      <text:p text:style-name="P4">Network security:</text:p>
      <text:p text:style-name="P4">------------------------</text:p>
      <text:p text:style-name="P4"/>
      <text:p text:style-name="P4">Allowing all traffic is the default policy</text:p>
      <text:p text:style-name="P4"/>
      <text:p text:style-name="P4">Use k8s network policies for restricting East / West traffic within the cluster</text:p>
      <text:p text:style-name="P4"/>
      <text:p text:style-name="P4">Start with a deny-all global policy and incrementally add policies</text:p>
      <text:p text:style-name="P4"/>
      <text:p text:style-name="P4">*Port 53 domain name system (DNS) egress to kube-system</text:p>
      <text:p text:style-name="P4"/>
      <text:p text:style-name="P4">*Allow all within a namespace</text:p>
      <text:p text:style-name="P4"/>
      <text:p text:style-name="P4">Restrict outbound traffic from pods that do not need to connect to external services</text:p>
      <text:p text:style-name="P4"/>
      <text:p text:style-name="P4">*Security groups for pods and cilium (L7 policies)</text:p>
      <text:p text:style-name="P4"/>
      <text:p text:style-name="P4">Encrypt service-to-services traffic with a mesh</text:p>
      <text:p text:style-name="P4"/>
      <text:p text:style-name="P4">* Alternatives: Select Container Networking Interface (CNI) plug-ins and Nitro instanc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09:53:10.364258689</meta:creation-date>
    <dc:date>2024-09-22T10:52:20.626334258</dc:date>
    <meta:editing-duration>PT59M1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4" meta:paragraph-count="98" meta:word-count="532" meta:character-count="3915" meta:non-whitespace-character-count="3452"/>
  </office:meta>
</office:document-meta>
</file>